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2a6099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2" style:family="graphic" style:parent-style-name="objectwithoutfill">
      <style:graphic-properties svg:stroke-width="0.152cm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3" style:family="graphic" style:parent-style-name="standard">
      <style:graphic-properties svg:stroke-width="0.152cm" svg:stroke-color="#00a933" draw:marker-start-width="0.427cm" draw:marker-end-width="0.427cm" draw:fill-color="#afd095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88cm" fo:min-width="0.74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473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svg:stroke-width="0.152cm" svg:stroke-color="#ffff00" draw:marker-start-width="0.427cm" draw:marker-end-width="0.427cm" draw:fill-color="#ffffa6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gr17" style:family="graphic" style:parent-style-name="standard">
      <style:graphic-properties svg:stroke-width="0.152cm" svg:stroke-color="#ff0000" draw:marker-start-width="0.427cm" draw:marker-end-width="0.427cm" draw:fill-color="#ffa6a6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afd095"/>
      <style:paragraph-properties fo:text-align="center"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-color="#ffffa6"/>
      <style:paragraph-properties fo:text-align="center" style:writing-mode="lr-tb"/>
      <style:text-properties fo:font-size="18pt"/>
    </style:style>
    <style:style style:name="P9" style:family="paragraph">
      <loext:graphic-properties draw:fill-color="#ffa6a6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5" style:family="text">
      <style:text-properties style:font-name="Liberation Sans1" fo:font-size="20pt" style:font-name-asian="Liberation Sans1" style:font-size-asian="20pt" style:font-name-complex="Liberation Sans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V - 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6.657cm" svg:y1="6.486cm" svg:x2="9.104cm" svg:y2="6.486cm">
          <text:p/>
        </draw:line>
        <draw:line draw:style-name="gr1" draw:text-style-name="P1" draw:layer="layout" svg:x1="14.894cm" svg:y1="6.486cm" svg:x2="17.341cm" svg:y2="6.486cm">
          <text:p/>
        </draw:line>
        <draw:line draw:style-name="gr2" draw:text-style-name="P1" draw:layer="layout" svg:x1="14.831cm" svg:y1="6.35cm" svg:x2="12.926cm" svg:y2="8.255cm">
          <text:p/>
        </draw:line>
        <draw:line draw:style-name="gr2" draw:text-style-name="P1" draw:layer="layout" svg:x1="12.391cm" svg:y1="4.545cm" svg:x2="14.353cm" svg:y2="6.084cm">
          <text:p/>
        </draw:line>
        <draw:line draw:style-name="gr2" draw:text-style-name="P1" draw:layer="layout" svg:x1="12.191cm" svg:y1="8.69cm" svg:x2="10.286cm" svg:y2="6.885cm">
          <text:p/>
        </draw:line>
        <draw:line draw:style-name="gr2" draw:text-style-name="P1" draw:layer="layout" svg:x1="9.851cm" svg:y1="6.25cm" svg:x2="11.791cm" svg:y2="4.845cm">
          <text:p/>
        </draw:line>
        <draw:custom-shape draw:style-name="gr3" draw:text-style-name="P3" draw:layer="layout" svg:width="1.27cm" svg:height="1.27cm" svg:x="9.116cm" svg:y="5.81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66cm" svg:height="0.962cm" svg:x="11.831cm" svg:y="2.98cm">
          <draw:text-box>
            <text:p text:style-name="P4"><text:span text:style-name="T2">-5</text:span></text:p>
          </draw:text-box>
        </draw:frame>
        <draw:custom-shape draw:style-name="gr3" draw:text-style-name="P3" draw:layer="layout" svg:width="1.27cm" svg:height="1.27cm" svg:x="11.656cm" svg:y="3.8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4.196cm" svg:y="5.81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1.656cm" svg:y="7.92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41cm" svg:height="1.038cm" svg:x="9.236cm" svg:y="4.942cm">
          <draw:text-box>
            <text:p text:style-name="P4"><text:span text:style-name="T2">-3</text:span></text:p>
          </draw:text-box>
        </draw:frame>
        <draw:frame draw:style-name="gr6" draw:text-style-name="P6" draw:layer="layout" svg:width="0.796cm" svg:height="0.839cm" svg:x="10.496cm" svg:y="7.513cm">
          <draw:text-box>
            <text:p><text:span text:style-name="T3">5</text:span></text:p>
          </draw:text-box>
        </draw:frame>
        <draw:frame draw:style-name="gr7" draw:text-style-name="P6" draw:layer="layout" svg:width="0.973cm" svg:height="0.839cm" svg:x="10.296cm" svg:y="4.614cm">
          <draw:text-box>
            <text:p><text:span text:style-name="T3">-3</text:span></text:p>
          </draw:text-box>
        </draw:frame>
        <draw:frame draw:style-name="gr6" draw:text-style-name="P6" draw:layer="layout" svg:width="0.796cm" svg:height="0.839cm" svg:x="13.396cm" svg:y="4.615cm">
          <draw:text-box>
            <text:p><text:span text:style-name="T3">2</text:span></text:p>
          </draw:text-box>
        </draw:frame>
        <draw:frame draw:style-name="gr7" draw:text-style-name="P6" draw:layer="layout" svg:width="0.973cm" svg:height="0.839cm" svg:x="13.396cm" svg:y="7.514cm">
          <draw:text-box>
            <text:p><text:span text:style-name="T3">-5</text:span></text:p>
          </draw:text-box>
        </draw:frame>
        <draw:custom-shape draw:style-name="gr3" draw:text-style-name="P3" draw:layer="layout" svg:width="1.27cm" svg:height="1.27cm" svg:x="17.411cm" svg:y="5.854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96cm" svg:height="0.839cm" svg:x="15.936cm" svg:y="5.555cm">
          <draw:text-box>
            <text:p><text:span text:style-name="T3">2</text:span></text:p>
          </draw:text-box>
        </draw:frame>
        <draw:custom-shape draw:style-name="gr3" draw:text-style-name="P3" draw:layer="layout" svg:width="1.27cm" svg:height="1.27cm" svg:x="5.351cm" svg:y="5.793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96cm" svg:height="0.839cm" svg:x="7.276cm" svg:y="5.594cm">
          <draw:text-box>
            <text:p><text:span text:style-name="T3">2</text:span></text:p>
          </draw:text-box>
        </draw:frame>
        <draw:frame draw:style-name="gr8" draw:text-style-name="P5" draw:layer="layout" svg:width="1.166cm" svg:height="0.962cm" svg:x="5.577cm" svg:y="4.919cm">
          <draw:text-box>
            <text:p text:style-name="P4"><text:span text:style-name="T2">0</text:span></text:p>
          </draw:text-box>
        </draw:frame>
        <draw:frame draw:style-name="gr9" draw:text-style-name="P5" draw:layer="layout" svg:width="1.166cm" svg:height="0.962cm" svg:x="11.731cm" svg:y="9.08cm">
          <draw:text-box>
            <text:p text:style-name="P4"><text:span text:style-name="T2">-8</text:span></text:p>
          </draw:text-box>
        </draw:frame>
        <draw:frame draw:style-name="gr10" draw:text-style-name="P5" draw:layer="layout" svg:width="1.166cm" svg:height="0.962cm" svg:x="14.331cm" svg:y="4.98cm">
          <draw:text-box>
            <text:p text:style-name="P4"><text:span text:style-name="T2">-3</text:span></text:p>
          </draw:text-box>
        </draw:frame>
        <draw:frame draw:style-name="gr11" draw:text-style-name="P5" draw:layer="layout" svg:width="1.166cm" svg:height="0.962cm" svg:x="17.631cm" svg:y="4.98cm">
          <draw:text-box>
            <text:p text:style-name="P4"><text:span text:style-name="T2">-1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ve Cycle Founded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6.657cm" svg:y1="6.486cm" svg:x2="9.104cm" svg:y2="6.486cm">
          <text:p/>
        </draw:line>
        <draw:line draw:style-name="gr1" draw:text-style-name="P1" draw:layer="layout" svg:x1="14.894cm" svg:y1="6.486cm" svg:x2="17.341cm" svg:y2="6.486cm">
          <text:p/>
        </draw:line>
        <draw:line draw:style-name="gr2" draw:text-style-name="P1" draw:layer="layout" svg:x1="14.831cm" svg:y1="6.35cm" svg:x2="12.926cm" svg:y2="8.255cm">
          <text:p/>
        </draw:line>
        <draw:line draw:style-name="gr2" draw:text-style-name="P1" draw:layer="layout" svg:x1="12.391cm" svg:y1="4.545cm" svg:x2="14.353cm" svg:y2="6.084cm">
          <text:p/>
        </draw:line>
        <draw:line draw:style-name="gr2" draw:text-style-name="P1" draw:layer="layout" svg:x1="12.191cm" svg:y1="8.69cm" svg:x2="10.286cm" svg:y2="6.885cm">
          <text:p/>
        </draw:line>
        <draw:line draw:style-name="gr2" draw:text-style-name="P1" draw:layer="layout" svg:x1="9.851cm" svg:y1="6.25cm" svg:x2="11.791cm" svg:y2="4.845cm">
          <text:p/>
        </draw:line>
        <draw:custom-shape draw:style-name="gr13" draw:text-style-name="P8" draw:layer="layout" svg:width="1.27cm" svg:height="1.27cm" svg:x="9.116cm" svg:y="5.81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166cm" svg:height="0.962cm" svg:x="11.731cm" svg:y="2.98cm">
          <draw:text-box>
            <text:p text:style-name="P4"><text:span text:style-name="T4">-</text:span><text:span text:style-name="T4">∞</text:span></text:p>
          </draw:text-box>
        </draw:frame>
        <draw:custom-shape draw:style-name="gr13" draw:text-style-name="P8" draw:layer="layout" svg:width="1.27cm" svg:height="1.27cm" svg:x="11.656cm" svg:y="3.8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27cm" svg:height="1.27cm" svg:x="14.196cm" svg:y="5.81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27cm" svg:height="1.27cm" svg:x="11.656cm" svg:y="7.92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41cm" svg:height="1.038cm" svg:x="9.136cm" svg:y="4.942cm">
          <draw:text-box>
            <text:p text:style-name="P4"><text:span text:style-name="T5">-</text:span><text:span text:style-name="T5">∞</text:span></text:p>
          </draw:text-box>
        </draw:frame>
        <draw:frame draw:style-name="gr6" draw:text-style-name="P6" draw:layer="layout" svg:width="0.796cm" svg:height="0.839cm" svg:x="10.496cm" svg:y="7.513cm">
          <draw:text-box>
            <text:p><text:span text:style-name="T3">5</text:span></text:p>
          </draw:text-box>
        </draw:frame>
        <draw:frame draw:style-name="gr15" draw:text-style-name="P5" draw:layer="layout" svg:width="1.166cm" svg:height="0.962cm" svg:x="11.732cm" svg:y="9.08cm">
          <draw:text-box>
            <text:p text:style-name="P4"><text:span text:style-name="T4">-</text:span><text:span text:style-name="T4">∞</text:span></text:p>
          </draw:text-box>
        </draw:frame>
        <draw:frame draw:style-name="gr7" draw:text-style-name="P6" draw:layer="layout" svg:width="0.973cm" svg:height="0.839cm" svg:x="10.296cm" svg:y="4.614cm">
          <draw:text-box>
            <text:p><text:span text:style-name="T3">-</text:span><text:span text:style-name="T3">3</text:span></text:p>
          </draw:text-box>
        </draw:frame>
        <draw:frame draw:style-name="gr6" draw:text-style-name="P6" draw:layer="layout" svg:width="0.796cm" svg:height="0.839cm" svg:x="13.396cm" svg:y="4.615cm">
          <draw:text-box>
            <text:p><text:span text:style-name="T3">2</text:span></text:p>
          </draw:text-box>
        </draw:frame>
        <draw:frame draw:style-name="gr7" draw:text-style-name="P6" draw:layer="layout" svg:width="0.973cm" svg:height="0.839cm" svg:x="13.396cm" svg:y="7.514cm">
          <draw:text-box>
            <text:p><text:span text:style-name="T3">-</text:span><text:span text:style-name="T3">5</text:span></text:p>
          </draw:text-box>
        </draw:frame>
        <draw:frame draw:style-name="gr16" draw:text-style-name="P5" draw:layer="layout" svg:width="1.166cm" svg:height="0.962cm" svg:x="14.337cm" svg:y="4.98cm">
          <draw:text-box>
            <text:p text:style-name="P4"><text:span text:style-name="T4">-</text:span><text:span text:style-name="T4">∞</text:span></text:p>
          </draw:text-box>
        </draw:frame>
        <draw:custom-shape draw:style-name="gr17" draw:text-style-name="P9" draw:layer="layout" svg:width="1.27cm" svg:height="1.27cm" svg:x="17.411cm" svg:y="5.854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96cm" svg:height="0.839cm" svg:x="15.936cm" svg:y="5.555cm">
          <draw:text-box>
            <text:p><text:span text:style-name="T3">2</text:span></text:p>
          </draw:text-box>
        </draw:frame>
        <draw:frame draw:style-name="gr18" draw:text-style-name="P5" draw:layer="layout" svg:width="1.166cm" svg:height="0.962cm" svg:x="17.437cm" svg:y="4.98cm">
          <draw:text-box>
            <text:p text:style-name="P4"><text:span text:style-name="T4">-∞</text:span></text:p>
          </draw:text-box>
        </draw:frame>
        <draw:custom-shape draw:style-name="gr3" draw:text-style-name="P3" draw:layer="layout" svg:width="1.27cm" svg:height="1.27cm" svg:x="5.351cm" svg:y="5.793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96cm" svg:height="0.839cm" svg:x="7.276cm" svg:y="5.594cm">
          <draw:text-box>
            <text:p><text:span text:style-name="T3">2</text:span></text:p>
          </draw:text-box>
        </draw:frame>
        <draw:frame draw:style-name="gr19" draw:text-style-name="P5" draw:layer="layout" svg:width="1.166cm" svg:height="0.962cm" svg:x="5.577cm" svg:y="4.919cm">
          <draw:text-box>
            <text:p text:style-name="P4"><text:span text:style-name="T2">0</text:span></text:p>
          </draw:text-box>
        </draw:frame>
        <presentation:notes draw:style-name="dp1">
          <office:forms form:automatic-focus="false" form:apply-design-mode="false"/>
          <draw:page-thumbnail draw:style-name="gr12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6:44:32.050282860</meta:creation-date>
    <meta:generator>LibreOffice/24.8.4.2$Linux_X86_64 LibreOffice_project/480$Build-2</meta:generator>
    <dc:date>2025-01-16T12:24:59.971017884</dc:date>
    <meta:editing-duration>PT32M22S</meta:editing-duration>
    <meta:editing-cycles>4</meta:editing-cycles>
    <meta:document-statistic meta:object-count="73"/>
  </office:meta>
</office:document-meta>
</file>